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Lijstalinea" style:list-style-name="LFO2" style:family="paragraph"/>
    <style:style style:name="P14" style:parent-style-name="Lijstalinea" style:list-style-name="LFO2" style:family="paragraph"/>
    <style:style style:name="P15" style:parent-style-name="Lijstalinea" style:list-style-name="LFO2" style:family="paragraph"/>
    <style:style style:name="P16" style:parent-style-name="Lijstalinea" style:list-style-name="LFO2" style:family="paragraph"/>
    <style:style style:name="P17" style:parent-style-name="Lijstalinea" style:list-style-name="LFO2" style:family="paragraph"/>
    <style:style style:name="P18"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Standa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body>
    <office:text text:use-soft-page-breaks="true">
      <text:p text:style-name="P1">Opdracht 1:</text:p>
      <text:p text:style-name="Standaard">Er is geen verschil tussen de broncode en de response uit de originele http-request.</text:p>
      <text:p text:style-name="P2">Opdracht 3:</text:p>
      <text:p text:style-name="Standaard">Wat is het verschil tussen file:// protocol en https:// protocol?<text:s/></text:p>
      <text:p text:style-name="P3"/>
      <text:p text:style-name="P4">Opdracht 4:</text:p>
      <text:p text:style-name="Standaard">Het maakt niet uit hoeveel spaties je<text:s/>tussen woorden zet, het heeft geen invloed op de pagina van de browser. Hetzelfde met extra lege regels.<text:s/></text:p>
      <text:p text:style-name="P5"/>
      <text:p text:style-name="P6">Opdracht 6:</text:p>
      <text:list text:style-name="LFO1" text:continue-numbering="true">
        <text:list-item>
          <text:p text:style-name="P7">(4x2 + 2)</text:p>
        </text:list-item>
        <text:list-item>
          <text:p text:style-name="P8">(4x2) +2</text:p>
        </text:list-item>
        <text:list-item>
          <text:p text:style-name="P9">(4x (2+2))</text:p>
        </text:list-item>
        <text:list-item>
          <text:p text:style-name="P10">(4x (2+2))</text:p>
        </text:list-item>
      </text:list>
      <text:p text:style-name="P11"/>
      <text:p text:style-name="P12">Opdracht 7:</text:p>
      <text:list text:style-name="LFO2" text:continue-numbering="true">
        <text:list-item>
          <text:p text:style-name="P13">({}[]) : ja</text:p>
        </text:list-item>
        <text:list-item>
          <text:p text:style-name="P14">{{{()] : nee<text:s/></text:p>
        </text:list-item>
        <text:list-item>
          <text:p text:style-name="P15">({()}) : ja</text:p>
        </text:list-item>
        <text:list-item>
          <text:p text:style-name="P16"><text:s/>(){[}] : nee</text:p>
        </text:list-item>
        <text:list-item>
          <text:p text:style-name="P17"><text:s/>{{([]) : nee</text:p>
        </text:list-item>
      </text:list>
      <text:p text:style-name="Standaard"/>
      <text:p text:style-name="P18">Opdracht 8:</text:p>
      <text:p text:style-name="Standaard">Ja, deze spatie is nodig. Anders hangen de woorden aan elkaar. Er moet een spatie staan tussen &gt; en het woord link. De woorden zijn niet juist genest.</text:p>
      <text:p text:style-name="Standaard"/>
      <text:p text:style-name="P19">Opdracht 9:</text:p>
      <text:p text:style-name="Standaard">De source code overgenomen om de website identiek na te maken.</text:p>
      <text:p text:style-name="P20"/>
      <text:p text:style-name="P21">Opdracht 10:</text:p>
      <text:p text:style-name="Standaard">Er is niet correct genest, de &lt;li/&gt; na het woord twee moet achter de laatste &lt;/ol&gt; staan. Zo geef je na het woord twee de opsomming jan,piet en joris. Anders hoort deze opsomming niet tot het woord twee.</text:p>
      <text:p text:style-name="P22"/>
      <text:p text:style-name="P23">Opdracht 11:</text:p>
      <text:p text:style-name="Standaard">Ze worden bijgehouden onder cookies</text:p>
      <text:p text:style-name="Standaard"/>
      <text:p text:style-name="P24">Opdracht 12:</text:p>
      <text:p text:style-name="Standaard">Bij de local storage veranderd er niks als je verschillende items met elkaar vergelijkt. Bij cookies veranderd er wel iets namelijk de value van s_sq en s_sr.</text:p>
      <text:p text:style-name="Standaard"/>
      <text:p text:style-name="P25">Opdracht 13:</text:p>
      <text:p text:style-name="Standaard">Het word niet bewaart bij cookies, maar wel in de local storage. Als je een nieuw Amazon tablat opent, kunnen ze nog weten wat er in jou winkelmandje zit omdat de informatie is opgeslagen onder local storage in je laptop. Wanneer je de browsing history wist, zal Amazon niet meer weten wat er in je winkelmandje za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2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2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2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2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2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2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2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2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 Ornelis</meta:initial-creator>
    <dc:creator>Julie Ornelis</dc:creator>
    <meta:creation-date>2022-09-29T12:09:00Z</meta:creation-date>
    <dc:date>2022-10-07T09:49:00Z</dc:date>
    <meta:template xlink:href="Normal" xlink:type="simple"/>
    <meta:editing-cycles>4</meta:editing-cycles>
    <meta:editing-duration>PT0S</meta:editing-duration>
    <meta:document-statistic meta:page-count="2" meta:paragraph-count="2" meta:word-count="227" meta:character-count="1476" meta:row-count="10" meta:non-whitespace-character-count="1251"/>
  </office:meta>
</office:document-meta>
</file>